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5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>
      <style:text-properties fo:color="#000000" style:font-name="Segoe UI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3" style:family="table-cell" style:parent-style-name="Default">
      <style:text-properties fo:color="#000000" style:font-name="Segoe UI" fo:language="none" fo:country="none" style:font-name-asian="Segoe UI1" style:language-asian="none" style:country-asian="none" style:font-name-complex="Segoe UI1" style:language-complex="none" style:country-complex="none"/>
    </style:style>
    <style:style style:name="ce4" style:family="table-cell" style:parent-style-name="Default">
      <style:text-properties style:font-name="Segoe UI" fo:language="none" fo:country="none" style:font-name-asian="Segoe UI1" style:language-asian="none" style:country-asian="none" style:font-name-complex="Segoe UI1" style:language-complex="none" style:country-complex="none"/>
    </style:style>
    <style:style style:name="ce5" style:family="table-cell" style:parent-style-name="Default">
      <style:text-properties style:font-name="Arial" style:font-name-asian="AR PL UMing HK" style:font-name-complex="Lohit Hindi"/>
    </style:style>
    <style:style style:name="ce6" style:family="table-cell" style:parent-style-name="Default">
      <style:table-cell-properties fo:background-color="transparent"/>
      <style:text-properties style:font-name="Segoe UI" fo:language="none" fo:country="none" style:font-name-asian="Segoe UI1" style:language-asian="none" style:country-asian="none" style:font-name-complex="Segoe UI1" style:language-complex="none" style:country-complex="none"/>
    </style:style>
    <style:style style:name="ce7" style:family="table-cell" style:parent-style-name="Default">
      <style:table-cell-properties fo:background-color="transparent"/>
      <style:text-properties fo:color="#000000" style:font-name="Segoe UI" fo:language="none" fo:country="none" style:font-name-asian="Segoe UI1" style:language-asian="none" style:country-asian="none" style:font-name-complex="Segoe UI1" style:language-complex="none" style:country-complex="none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fo:background-color="#ff0000"/>
      <style:text-properties fo: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ffffff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 style:data-style-name="N84">
      <style:table-cell-properties style:cell-protect="none" style:print-content="true"/>
    </style:style>
    <style:style style:name="ce14" style:family="table-cell" style:parent-style-name="Default" style:data-style-name="N110"/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2" table:formula="of:=CELL(&quot;col&quot;;['file:///C:/data/soukrome/LO/sc-unit-test/ods/Bug%2043534%20-%20EDITING%20CELL%20doesnt%20support%20external%20reference/fdo43534data.ods'#$Sheet1.A1])" office:value-type="float" office:value="1" calcext:value-type="float">
            <text:p>1</text:p>
          </table:table-cell>
          <table:table-cell table:style-name="ce3" table:formula="of:=CELL(&quot;ROW&quot;;['file:///C:/data/soukrome/LO/sc-unit-test/ods/Bug%2043534%20-%20EDITING%20CELL%20doesnt%20support%20external%20reference/fdo43534data.ods'#$Sheet1.A1])" office:value-type="float" office:value="1" calcext:value-type="float">
            <text:p>1</text:p>
          </table:table-cell>
          <table:table-cell table:style-name="ce3" table:formula="of:=CELL(&quot;SheeT&quot;;['file:///C:/data/soukrome/LO/sc-unit-test/ods/Bug%2043534%20-%20EDITING%20CELL%20doesnt%20support%20external%20reference/fdo43534data.ods'#$Sheet1.A1])" office:value-type="float" office:value="1" calcext:value-type="float">
            <text:p>1</text:p>
          </table:table-cell>
          <table:table-cell table:style-name="ce3" table:formula="of:=CELL(&quot;contents&quot;;['file:///C:/data/soukrome/LO/sc-unit-test/ods/Bug%2043534%20-%20EDITING%20CELL%20doesnt%20support%20external%20reference/fdo43534data.ods'#$Sheet1.A1])" office:value-type="string" office:string-value="data" calcext:value-type="string">
            <text:p>data</text:p>
          </table:table-cell>
          <table:table-cell table:style-name="ce3"/>
          <table:table-cell table:number-columns-repeated="3"/>
          <table:table-cell office:value-type="string" calcext:value-type="string">
            <text:p>EXTERNAL REF</text:p>
          </table:table-cell>
          <table:table-cell table:number-columns-repeated="8"/>
        </table:table-row>
        <table:table-row table:style-name="ro1">
          <table:table-cell table:style-name="ce3" table:formula="of:=CELL(&quot;type&quot;;['file:///C:/data/soukrome/LO/sc-unit-test/ods/Bug%2043534%20-%20EDITING%20CELL%20doesnt%20support%20external%20reference/fdo43534data.ods'#$Sheet1.A1])" office:value-type="string" office:string-value="l" calcext:value-type="string">
            <text:p>l</text:p>
          </table:table-cell>
          <table:table-cell table:style-name="ce3" table:formula="of:=CELL(&quot;type&quot;;['file:///C:/data/soukrome/LO/sc-unit-test/ods/Bug%2043534%20-%20EDITING%20CELL%20doesnt%20support%20external%20reference/fdo43534data.ods'#$Sheet1.A3])" office:value-type="string" office:string-value="v" calcext:value-type="string">
            <text:p>v</text:p>
          </table:table-cell>
          <table:table-cell table:style-name="ce3" table:formula="of:=CELL(&quot;type&quot;;['file:///C:/data/soukrome/LO/sc-unit-test/ods/Bug%2043534%20-%20EDITING%20CELL%20doesnt%20support%20external%20reference/fdo43534data.ods'#$Sheet1.B1])" office:value-type="string" office:string-value="b" calcext:value-type="string">
            <text:p>b</text:p>
          </table:table-cell>
          <table:table-cell table:number-columns-repeated="5"/>
          <table:table-cell office:value-type="string" calcext:value-type="string">
            <text:p>EXTERNAL REF</text:p>
          </table:table-cell>
          <table:table-cell office:value-type="string" calcext:value-type="string">
            <text:p>test <text:s/>for </text:p>
          </table:table-cell>
          <table:table-cell table:number-columns-repeated="7"/>
        </table:table-row>
        <table:table-row table:style-name="ro1">
          <table:table-cell table:style-name="ce3" table:formula="of:=CELL(&quot;format&quot;;['file:///C:/data/soukrome/LO/sc-unit-test/ods/Bug%2043534%20-%20EDITING%20CELL%20doesnt%20support%20external%20reference/fdo43534data.ods'#$Sheet1.A1])" office:value-type="string" office:string-value="G" calcext:value-type="string">
            <text:p>G</text:p>
          </table:table-cell>
          <table:table-cell table:style-name="ce3" table:formula="of:=CELL(&quot;format&quot;;['file:///C:/data/soukrome/LO/sc-unit-test/ods/Bug%2043534%20-%20EDITING%20CELL%20doesnt%20support%20external%20reference/fdo43534data.ods'#$Sheet1.A2])" office:value-type="string" office:string-value="F0" calcext:value-type="string">
            <text:p>F0</text:p>
          </table:table-cell>
          <table:table-cell table:style-name="ce3" table:formula="of:=CELL(&quot;format&quot;;['file:///C:/data/soukrome/LO/sc-unit-test/ods/Bug%2043534%20-%20EDITING%20CELL%20doesnt%20support%20external%20reference/fdo43534data.ods'#$Sheet1.A5])" office:value-type="string" office:string-value="P2" calcext:value-type="string">
            <text:p>P2</text:p>
          </table:table-cell>
          <table:table-cell table:style-name="ce3" table:formula="of:=CELL(&quot;format&quot;;['file:///C:/data/soukrome/LO/sc-unit-test/ods/Bug%2043534%20-%20EDITING%20CELL%20doesnt%20support%20external%20reference/fdo43534data.ods'#$Sheet1.A7])" office:value-type="string" office:string-value="F0-" calcext:value-type="string">
            <text:p>F0-</text:p>
          </table:table-cell>
          <table:table-cell table:style-name="ce7"/>
          <table:table-cell table:style-name="ce3"/>
          <table:table-cell table:style-name="ce7"/>
          <table:table-cell/>
          <table:table-cell office:value-type="string" calcext:value-type="string">
            <text:p>EXTERNAL REF</text:p>
          </table:table-cell>
          <table:table-cell office:value-type="string" calcext:value-type="string">
            <text:p>Bug 43534 - EDITING: CELL doesn't support external references.</text:p>
          </table:table-cell>
          <table:table-cell table:number-columns-repeated="5"/>
          <table:table-cell table:style-name="ce18"/>
          <table:table-cell table:style-name="ce18">
            <table:detective>
              <table:operation table:name="trace-dependents" table:index="0"/>
              <table:operation table:name="remove-dependents" table:index="1"/>
            </table:detective>
          </table:table-cell>
        </table:table-row>
        <table:table-row table:style-name="ro2">
          <table:table-cell table:style-name="ce3" table:formula="of:=CELL(&quot;color&quot;;['file:///C:/data/soukrome/LO/sc-unit-test/ods/Bug%2043534%20-%20EDITING%20CELL%20doesnt%20support%20external%20reference/fdo43534data.ods'#$Sheet1.A7])" office:value-type="float" office:value="1" calcext:value-type="float">
            <text:p>1</text:p>
          </table:table-cell>
          <table:table-cell table:style-name="ce3" table:formula="of:=CELL(&quot;color&quot;;['file:///C:/data/soukrome/LO/sc-unit-test/ods/Bug%2043534%20-%20EDITING%20CELL%20doesnt%20support%20external%20reference/fdo43534data.ods'#$Sheet1.A6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XTERNAL REF</text:p>
          </table:table-cell>
          <table:table-cell office:value-type="string" calcext:value-type="string">
            <text:p><text:a xlink:href="https://help.libreoffice.org/Calc/Information_Functions#CELL" xlink:type="simple">https://help.libreoffice.org/Calc/Information_Functions#CELL</text:a></text:p>
          </table:table-cell>
          <table:table-cell table:number-columns-repeated="7"/>
        </table:table-row>
        <table:table-row table:style-name="ro1">
          <table:table-cell table:style-name="ce3" table:formula="of:=CELL(&quot;parentheses&quot;;['file:///C:/data/soukrome/LO/sc-unit-test/ods/Bug%2043534%20-%20EDITING%20CELL%20doesnt%20support%20external%20reference/fdo43534data.ods'#$Sheet1.A1])" office:value-type="float" office:value="0" calcext:value-type="float">
            <text:p>0</text:p>
          </table:table-cell>
          <table:table-cell table:style-name="ce5"/>
          <table:table-cell table:number-columns-repeated="6"/>
          <table:table-cell office:value-type="string" calcext:value-type="string">
            <text:p>EXTERNAL REF</text:p>
          </table:table-cell>
          <table:table-cell table:number-columns-repeated="8"/>
        </table:table-row>
        <table:table-row table:style-name="ro1">
          <table:table-cell table:style-name="ce3" table:formula="of:=CELL(&quot;format&quot;;[.J20])" office:value-type="string" office:string-value="C2-" calcext:value-type="string">
            <text:p>C2-</text:p>
          </table:table-cell>
          <table:table-cell table:style-name="ce6"/>
          <table:table-cell table:number-columns-repeated="6"/>
          <table:table-cell table:style-name="ce8" office:value-type="string" calcext:value-type="string">
            <text:p>LOCAL</text:p>
          </table:table-cell>
          <table:table-cell table:number-columns-repeated="8"/>
        </table:table-row>
        <table:table-row table:style-name="ro1">
          <table:table-cell table:style-name="ce3" table:formula="of:=CELL(&quot;COORD&quot;;[Sheet1.A7])" office:value-type="string" office:string-value="$A:$A$7" calcext:value-type="string">
            <text:p>$A:$A$7</text:p>
          </table:table-cell>
          <table:table-cell table:number-columns-repeated="7"/>
          <table:table-cell office:value-type="string" calcext:value-type="string">
            <text:p>LOCAL</text:p>
          </table:table-cell>
          <table:table-cell table:style-name="ce9" office:value-type="string" calcext:value-type="string">
            <text:p>for infotype “COORD” returns ERR504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4" table:formula="of:=CELL(&quot;width&quot;;[Sheet1.I6]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LOCAL</text:p>
          </table:table-cell>
          <table:table-cell table:style-name="ce10" office:value-type="string" calcext:value-type="string">
            <text:p>for infotype “WIDTH” returns Err504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style-name="ce4" table:formula="of:=CELL(&quot;prefix&quot;;[Sheet1.J26])" office:value-type="string" office:string-value="'" calcext:value-type="string">
            <text:p>'</text:p>
          </table:table-cell>
          <table:table-cell table:style-name="ce4" table:formula="of:=CELL(&quot;prefix&quot;;[Sheet1.J27])" office:value-type="string" office:string-value="&quot;" calcext:value-type="string">
            <text:p>"</text:p>
          </table:table-cell>
          <table:table-cell table:style-name="ce4" table:formula="of:=CELL(&quot;prefix&quot;;[Sheet1.J28])" office:value-type="string" office:string-value="^" calcext:value-type="string">
            <text:p>^</text:p>
          </table:table-cell>
          <table:table-cell table:number-columns-repeated="5"/>
          <table:table-cell office:value-type="string" calcext:value-type="string">
            <text:p>LOCAL</text:p>
          </table:table-cell>
          <table:table-cell table:style-name="ce10" office:value-type="string" calcext:value-type="string">
            <text:p>for infotype “PREFIX” returns Err504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style-name="ce4" table:formula="of:=CELL(&quot;protect&quot;;[Sheet1.I6])" office:value-type="float" office:value="0" calcext:value-type="float">
            <text:p>0</text:p>
          </table:table-cell>
          <table:table-cell table:style-name="ce4" table:formula="of:=CELL(&quot;protect&quot;;[Sheet1.I7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OCAL</text:p>
          </table:table-cell>
          <table:table-cell table:style-name="ce10" office:value-type="string" calcext:value-type="string">
            <text:p>for infotype “PROTECT” returns Err504</text:p>
          </table:table-cell>
          <table:table-cell table:style-name="ce10" table:number-columns-repeated="2"/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Now officially fixed.</text:p>
            <text:p/>
            <text:p>http://cgit.freedesktop.org/libreoffice/core/commit/?id=2419d3c2de9ddcf1c9884d4216775ce70f652f5a</text:p>
            <text:p/>
            <text:p>We intentionally don't support PROTECT, PREFIX and WIDTH with external references.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6" table:number-rows-spanned="1">
            <text:p>currency not recognized locally and external references</text:p>
          </table:table-cell>
          <table:covered-table-cell table:number-columns-repeated="2" table:style-name="ce9"/>
          <table:covered-table-cell table:number-columns-repeated="3"/>
          <table:table-cell table:number-columns-repeated="2"/>
        </table:table-row>
        <table:table-row table:style-name="ro1">
          <table:table-cell table:number-columns-repeated="9"/>
          <table:table-cell table:style-name="ce9" office:value-type="string" calcext:value-type="string">
            <text:p>date not recognized for external references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12" office:value-type="string" calcext:value-type="string">
            <text:p>errors found see bug 88490</text:p>
          </table:table-cell>
          <table:table-cell table:style-name="ce1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13" office:value-type="date" office:date-value="2014-01-01" calcext:value-type="date">
            <text:p>2014-01-01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4" office:value-type="currency" office:currency="CZK" office:value="100" calcext:value-type="currency">
            <text:p>100,00 Kč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9"/>
          <table:table-cell table:style-name="ce15" office:value-type="string" calcext:value-type="string">
            <text:p>lef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6" office:value-type="string" calcext:value-type="string">
            <text:p>righ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7" office:value-type="string" calcext:value-type="string">
            <text:p>middle</text:p>
          </table:table-cell>
          <table:table-cell table:number-columns-repeated="7"/>
        </table:table-row>
      </table:table>
      <table:table table:name="'file:///C:/data/soukrome/LO/sc-unit-test/ods/Bug%2043534%20-%20EDITING%20CELL%20doesnt%20support%20external%20reference/fdo43534data.ods'#Sheet1" table:print="false" table:style-name="ta_extref">
        <table:table-source xlink:type="simple" xlink:href="../fdo43534data.ods" table:table-name="Sheet1" table:filter-name="calc8" table:mode="copy-results-only"/>
        <table:table-column/>
        <table:table-row>
          <table:table-cell table:style-name="ce1" office:value-type="string">
            <text:p>data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1640">
            <text:p>41640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>
          <table:table-cell table:style-name="ce1" office:value-type="float" office:value="-1">
            <text:p>-1</text:p>
          </table:table-cell>
        </table:table-row>
        <table:table-row>
          <table:table-cell table:style-name="ce1" office:value-type="string">
            <text:p>le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2" draw:display-name="Styl šipky 2" svg:viewBox="0 0 20 30" svg:d="M10 0l-10 30h20z"/>
    <draw:marker draw:name="Styl_20_šipky_20_3" draw:display-name="Styl šipky 3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4" draw:display-name="Styl šipky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 style:data-style-name="N2" text:time-value="11:57:02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3:30:48.585000000</meta:creation-date>
    <meta:editing-duration>P0D</meta:editing-duration>
    <meta:editing-cycles>1</meta:editing-cycles>
    <meta:generator>LibreOffice/4.3.5.2$Windows_x86 LibreOffice_project/3a87456aaa6a95c63eea1c1b3201acedf0751bd5</meta:generator>
    <meta:document-statistic meta:table-count="1" meta:cell-count="48" meta:object-count="0"/>
  </office:meta>
</office:document-meta>
</file>